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a0d20" officeooo:paragraph-rsid="000a0d20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a0d20" officeooo:paragraph-rsid="000a0d20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a0d20" officeooo:paragraph-rsid="000a0d20" style:font-size-asian="10.5pt" style:font-weight-asian="normal" style:font-size-complex="12pt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rnaföll quadrant relation</text:p>
      <text:p text:style-name="P2"/>
      <text:p text:style-name="P2">Hvernig virkar hornaföll</text:p>
      <text:p text:style-name="P3">formúlur</text:p>
      <text:p text:style-name="P2">Uppruni</text:p>
      <text:p text:style-name="P3">Fyrstu menn til að nota hornaföll, í hvað og afhverju</text:p>
      <text:p text:style-name="P2">Skilgreining</text:p>
      <text:p text:style-name="P3">Hvað er hornafall</text:p>
      <text:p text:style-name="P2">Notkunn í dag</text:p>
      <text:p text:style-name="P3">í hvað er hornafalla reikningur notaður í í dag</text:p>
      <text:p text:style-name="P2"><text:tab/>á mismunandi starfs sviðum</text:p>
      <text:p text:style-name="P2"><text:tab/><text:span text:style-name="T2">Hvernig eru þau notuð á mismunandi sviðum</text:span></text:p>
      <text:p text:style-name="P2">þróun</text:p>
      <text:p text:style-name="P3">hvernig hefur þetta breyst með tímanum</text:p>
      <text:p text:style-name="P2">Notkunn í forritun</text:p>
      <text:p text:style-name="P3">Okkar starfsvið er forritun. Hvernig er hægt að nota hornaföll í forritun og hvernig mundum við skrifa upp formúlurnar í C#</text:p>
      <text:p text:style-name="P2">Það sem við vorum í veseni með fyrst en skyljum núna og afhverj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5T11:08:45.959916395</meta:creation-date>
    <dc:date>2016-02-25T11:16:21.092472051</dc:date>
    <meta:editing-duration>PT7M35S</meta:editing-duration>
    <meta:editing-cycles>1</meta:editing-cycles>
    <meta:document-statistic meta:table-count="0" meta:image-count="0" meta:object-count="0" meta:page-count="1" meta:paragraph-count="16" meta:word-count="89" meta:character-count="525" meta:non-whitespace-character-count="450"/>
    <meta:generator>LibreOffice/5.0.5.2$Linux_X86_64 LibreOffice_project/00m0$Build-2</meta:generator>
  </office:meta>
</office:document-meta>
</file>